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76.6812439" calcext:value-type="float">
            <text:p>76,6812439</text:p>
          </table:table-cell>
          <table:table-cell office:value-type="float" office:value="8.637056243E-027" calcext:value-type="float">
            <text:p>8,64E-027</text:p>
          </table:table-cell>
          <table:table-cell office:value-type="float" office:value="4.482030392" calcext:value-type="float">
            <text:p>4,482030392</text:p>
          </table:table-cell>
          <table:table-cell table:style-name="ce2" table:formula="of:=([.E3]-[.E2])/[.E2]" office:value-type="float" office:value="0.0024055817414682" calcext:value-type="float">
            <text:p>0,002405581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9825" calcext:value-type="float">
            <text:p>149825</text:p>
          </table:table-cell>
          <table:table-cell office:value-type="float" office:value="82.21516418" calcext:value-type="float">
            <text:p>82,21516418</text:p>
          </table:table-cell>
          <table:table-cell office:value-type="float" office:value="3.911258903E-021" calcext:value-type="float">
            <text:p>3,91E-021</text:p>
          </table:table-cell>
          <table:table-cell office:value-type="float" office:value="3.105348587" calcext:value-type="float">
            <text:p>3,10534858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9825" calcext:value-type="float">
            <text:p>149825</text:p>
          </table:table-cell>
          <table:table-cell office:value-type="float" office:value="103.2212143" calcext:value-type="float">
            <text:p>103,2212143</text:p>
          </table:table-cell>
          <table:table-cell office:value-type="float" office:value="6.209331031E-021" calcext:value-type="float">
            <text:p>6,21E-021</text:p>
          </table:table-cell>
          <table:table-cell office:value-type="float" office:value="3.109324217" calcext:value-type="float">
            <text:p>3,109324217</text:p>
          </table:table-cell>
          <table:table-cell table:formula="of:=([.E5]-[.E4])/[.E4]" office:value-type="float" office:value="0.00128025240600798" calcext:value-type="float">
            <text:p>0,00128025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2088" calcext:value-type="float">
            <text:p>152088</text:p>
          </table:table-cell>
          <table:table-cell office:value-type="float" office:value="98.58906555" calcext:value-type="float">
            <text:p>98,58906555</text:p>
          </table:table-cell>
          <table:table-cell office:value-type="float" office:value="5.285569136E-018" calcext:value-type="float">
            <text:p>5,29E-018</text:p>
          </table:table-cell>
          <table:table-cell office:value-type="float" office:value="2.484769821" calcext:value-type="float">
            <text:p>2,48476982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2088" calcext:value-type="float">
            <text:p>152088</text:p>
          </table:table-cell>
          <table:table-cell office:value-type="float" office:value="102.7469101" calcext:value-type="float">
            <text:p>102,7469101</text:p>
          </table:table-cell>
          <table:table-cell office:value-type="float" office:value="7.481192686E-018" calcext:value-type="float">
            <text:p>7,48E-018</text:p>
          </table:table-cell>
          <table:table-cell office:value-type="float" office:value="2.486642361" calcext:value-type="float">
            <text:p>2,486642361</text:p>
          </table:table-cell>
          <table:table-cell table:style-name="ce3" table:formula="of:=([.E7]-[.E6])/[.E6]" office:value-type="float" office:value="0.000753607027972642" calcext:value-type="float">
            <text:p>0,00075360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3331" calcext:value-type="float">
            <text:p>153331</text:p>
          </table:table-cell>
          <table:table-cell office:value-type="float" office:value="102.8019867" calcext:value-type="float">
            <text:p>102,8019867</text:p>
          </table:table-cell>
          <table:table-cell office:value-type="float" office:value="1.054718544E-016" calcext:value-type="float">
            <text:p>1,05E-016</text:p>
          </table:table-cell>
          <table:table-cell office:value-type="float" office:value="2.10892725" calcext:value-type="float">
            <text:p>2,1089272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3331" calcext:value-type="float">
            <text:p>153331</text:p>
          </table:table-cell>
          <table:table-cell office:value-type="float" office:value="102.8680496" calcext:value-type="float">
            <text:p>102,8680496</text:p>
          </table:table-cell>
          <table:table-cell office:value-type="float" office:value="1.978500088E-016" calcext:value-type="float">
            <text:p>1,98E-016</text:p>
          </table:table-cell>
          <table:table-cell office:value-type="float" office:value="2.109859467" calcext:value-type="float">
            <text:p>2,109859467</text:p>
          </table:table-cell>
          <table:table-cell table:style-name="ce3" table:formula="of:=([.E9]-[.E8])/[.E8]" office:value-type="float" office:value="0.000442033740139849" calcext:value-type="float">
            <text:p>0,000442033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4479" calcext:value-type="float">
            <text:p>154479</text:p>
          </table:table-cell>
          <table:table-cell office:value-type="float" office:value="102.9126968" calcext:value-type="float">
            <text:p>102,9126968</text:p>
          </table:table-cell>
          <table:table-cell office:value-type="float" office:value="0.00000000000001210786672" calcext:value-type="float">
            <text:p>1,21E-014</text:p>
          </table:table-cell>
          <table:table-cell office:value-type="float" office:value="1.851836562" calcext:value-type="float">
            <text:p>1,85183656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4479" calcext:value-type="float">
            <text:p>154479</text:p>
          </table:table-cell>
          <table:table-cell office:value-type="float" office:value="103.8686676" calcext:value-type="float">
            <text:p>103,8686676</text:p>
          </table:table-cell>
          <table:table-cell office:value-type="float" office:value="0.00000000000003105863142" calcext:value-type="float">
            <text:p>3,11E-014</text:p>
          </table:table-cell>
          <table:table-cell office:value-type="float" office:value="1.851884007" calcext:value-type="float">
            <text:p>1,851884007</text:p>
          </table:table-cell>
          <table:table-cell table:style-name="ce3" table:formula="of:=([.E11]-[.E10])/[.E10]" office:value-type="float" office:value="0.0000256205115363147" calcext:value-type="float">
            <text:p>2,56205115363147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5330" calcext:value-type="float">
            <text:p>155330</text:p>
          </table:table-cell>
          <table:table-cell office:value-type="float" office:value="103.8885956" calcext:value-type="float">
            <text:p>103,8885956</text:p>
          </table:table-cell>
          <table:table-cell office:value-type="float" office:value="0.000000000000117161787" calcext:value-type="float">
            <text:p>1,17E-013</text:p>
          </table:table-cell>
          <table:table-cell office:value-type="float" office:value="1.659777045" calcext:value-type="float">
            <text:p>1,65977704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5330" calcext:value-type="float">
            <text:p>155330</text:p>
          </table:table-cell>
          <table:table-cell office:value-type="float" office:value="104.4095383" calcext:value-type="float">
            <text:p>104,4095383</text:p>
          </table:table-cell>
          <table:table-cell office:value-type="float" office:value="0.00000000000001797723923" calcext:value-type="float">
            <text:p>1,80E-014</text:p>
          </table:table-cell>
          <table:table-cell office:value-type="float" office:value="1.65982151" calcext:value-type="float">
            <text:p>1,65982151</text:p>
          </table:table-cell>
          <table:table-cell table:formula="of:=([.E13]-[.E12])/[.E12]" office:value-type="float" office:value="0.0000267897427151088" calcext:value-type="float">
            <text:p>2,67897427151088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6337" calcext:value-type="float">
            <text:p>156337</text:p>
          </table:table-cell>
          <table:table-cell office:value-type="float" office:value="104.4207458" calcext:value-type="float">
            <text:p>104,4207458</text:p>
          </table:table-cell>
          <table:table-cell office:value-type="float" office:value="0.000000000009795691168" calcext:value-type="float">
            <text:p>9,80E-012</text:p>
          </table:table-cell>
          <table:table-cell office:value-type="float" office:value="1.508546472" calcext:value-type="float">
            <text:p>1,50854647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6337" calcext:value-type="float">
            <text:p>156337</text:p>
          </table:table-cell>
          <table:table-cell office:value-type="float" office:value="104.7581024" calcext:value-type="float">
            <text:p>104,7581024</text:p>
          </table:table-cell>
          <table:table-cell office:value-type="float" office:value="0.000000000006819194948" calcext:value-type="float">
            <text:p>6,82E-012</text:p>
          </table:table-cell>
          <table:table-cell office:value-type="float" office:value="1.508096457" calcext:value-type="float">
            <text:p>1,508096457</text:p>
          </table:table-cell>
          <table:table-cell table:formula="of:=([.E15]-[.E14])/[.E14]" office:value-type="float" office:value="-0.000298310332729178" calcext:value-type="float">
            <text:p>-0,000298310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7373" calcext:value-type="float">
            <text:p>157373</text:p>
          </table:table-cell>
          <table:table-cell office:value-type="float" office:value="104.764946" calcext:value-type="float">
            <text:p>104,764946</text:p>
          </table:table-cell>
          <table:table-cell office:value-type="float" office:value="0.00000000002203270032" calcext:value-type="float">
            <text:p>2,20E-011</text:p>
          </table:table-cell>
          <table:table-cell office:value-type="float" office:value="1.384870052" calcext:value-type="float">
            <text:p>1,38487005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7373" calcext:value-type="float">
            <text:p>157373</text:p>
          </table:table-cell>
          <table:table-cell office:value-type="float" office:value="105.0478363" calcext:value-type="float">
            <text:p>105,0478363</text:p>
          </table:table-cell>
          <table:table-cell office:value-type="float" office:value="0.00000000001896792619" calcext:value-type="float">
            <text:p>1,90E-011</text:p>
          </table:table-cell>
          <table:table-cell office:value-type="float" office:value="1.384541631" calcext:value-type="float">
            <text:p>1,384541631</text:p>
          </table:table-cell>
          <table:table-cell table:formula="of:=([.E17]-[.E16])/[.E16]" office:value-type="float" office:value="-0.000237149326412092" calcext:value-type="float">
            <text:p>-0,000237149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8755" calcext:value-type="float">
            <text:p>158755</text:p>
          </table:table-cell>
          <table:table-cell office:value-type="float" office:value="105.0522537" calcext:value-type="float">
            <text:p>105,0522537</text:p>
          </table:table-cell>
          <table:table-cell office:value-type="float" office:value="0.00000000006910615136" calcext:value-type="float">
            <text:p>6,91E-011</text:p>
          </table:table-cell>
          <table:table-cell office:value-type="float" office:value="1.281751156" calcext:value-type="float">
            <text:p>1,281751156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8755" calcext:value-type="float">
            <text:p>158755</text:p>
          </table:table-cell>
          <table:table-cell office:value-type="float" office:value="105.3156586" calcext:value-type="float">
            <text:p>105,3156586</text:p>
          </table:table-cell>
          <table:table-cell office:value-type="float" office:value="0.0000000001358310409" calcext:value-type="float">
            <text:p>1,36E-010</text:p>
          </table:table-cell>
          <table:table-cell office:value-type="float" office:value="1.28101337" calcext:value-type="float">
            <text:p>1,28101337</text:p>
          </table:table-cell>
          <table:table-cell table:style-name="ce3" table:formula="of:=([.E19]-[.E18])/[.E18]" office:value-type="float" office:value="-0.000575607828825678" calcext:value-type="float">
            <text:p>-0,000575607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0656" calcext:value-type="float">
            <text:p>160656</text:p>
          </table:table-cell>
          <table:table-cell office:value-type="float" office:value="105.318634" calcext:value-type="float">
            <text:p>105,318634</text:p>
          </table:table-cell>
          <table:table-cell office:value-type="float" office:value="0.0000000002973100099" calcext:value-type="float">
            <text:p>2,97E-010</text:p>
          </table:table-cell>
          <table:table-cell office:value-type="float" office:value="1.193271041" calcext:value-type="float">
            <text:p>1,19327104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0656" calcext:value-type="float">
            <text:p>160656</text:p>
          </table:table-cell>
          <table:table-cell office:value-type="float" office:value="105.5711517" calcext:value-type="float">
            <text:p>105,5711517</text:p>
          </table:table-cell>
          <table:table-cell office:value-type="float" office:value="0.0000000005579395834" calcext:value-type="float">
            <text:p>5,58E-010</text:p>
          </table:table-cell>
          <table:table-cell office:value-type="float" office:value="1.192867994" calcext:value-type="float">
            <text:p>1,192867994</text:p>
          </table:table-cell>
          <table:table-cell table:style-name="ce3" table:formula="of:=([.E21]-[.E20])/[.E20]" office:value-type="float" office:value="-0.000337766514187991" calcext:value-type="float">
            <text:p>-0,000337766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2660" calcext:value-type="float">
            <text:p>162660</text:p>
          </table:table-cell>
          <table:table-cell office:value-type="float" office:value="105.5655136" calcext:value-type="float">
            <text:p>105,5655136</text:p>
          </table:table-cell>
          <table:table-cell office:value-type="float" office:value="0.000000004661671049" calcext:value-type="float">
            <text:p>4,66E-009</text:p>
          </table:table-cell>
          <table:table-cell office:value-type="float" office:value="1.116113424" calcext:value-type="float">
            <text:p>1,116113424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348505116768515" calcext:value-type="float">
            <text:p>0,00034850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9:18:05.360208916</dc:date>
    <meta:document-statistic meta:table-count="1" meta:cell-count="121" meta:object-count="0"/>
    <meta:generator>LibreOffice/4.1.5.3$Linux_X86_64 LibreOffice_project/410m0$Build-3</meta:generator>
  </office:meta>
</office:document-meta>
</file>